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f86e" officeooo:paragraph-rsid="000156ef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ef86e" officeooo:paragraph-rsid="000156ef"/>
    </style:style>
    <style:style style:name="P3" style:family="paragraph" style:parent-style-name="Standard">
      <style:paragraph-properties fo:text-align="justify" style:justify-single-word="false"/>
      <style:text-properties officeooo:rsid="000156ef" officeooo:paragraph-rsid="000156ef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0156ef" officeooo:paragraph-rsid="000156ef"/>
    </style:style>
    <style:style style:name="P5" style:family="paragraph" style:parent-style-name="Standard">
      <style:paragraph-properties fo:text-align="justify" style:justify-single-word="false"/>
      <style:text-properties officeooo:rsid="0001c0bf" officeooo:paragraph-rsid="0001c0bf"/>
    </style:style>
    <style:style style:name="P6" style:family="paragraph" style:parent-style-name="Standard" style:list-style-name="L4">
      <style:paragraph-properties fo:text-align="justify" style:justify-single-word="false"/>
      <style:text-properties officeooo:rsid="0001c0bf" officeooo:paragraph-rsid="0001c0bf"/>
    </style:style>
    <style:style style:name="P7" style:family="paragraph" style:parent-style-name="Standard" style:list-style-name="L5">
      <style:paragraph-properties fo:text-align="justify" style:justify-single-word="false"/>
      <style:text-properties officeooo:rsid="0001c0bf" officeooo:paragraph-rsid="0001c0bf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1c0bf" officeooo:paragraph-rsid="0001c0bf" style:font-weight-asian="bold" style:font-weight-complex="bold"/>
    </style:style>
    <style:style style:name="T1" style:family="text">
      <style:text-properties officeooo:rsid="000156ef"/>
    </style:style>
    <style:style style:name="T2" style:family="text">
      <style:text-properties officeooo:rsid="000ef86e"/>
    </style:style>
    <style:style style:name="T3" style:family="text">
      <style:text-properties officeooo:rsid="0001c0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quipe: Douglas Breyer, Anthony Cassol, Juliana Rosin, Rômulo Rossi</text:p>
      <text:p text:style-name="P5"/>
      <text:p text:style-name="P1"><text:span text:style-name="T1">A empresa Wooden Block necessita de um sistema para p</text:span>ublicação de tarefas que podem ser desenvolvidas por qualquer usuário, de forma que o contratante e o desenvolvedor interajam apenas pela ferramenta, desde a adesão até o pagamento/entrega. <text:span text:style-name="T1">Pretende-se facilitar a comunicação entre desenvolvedores para troca de tarefas. O sistema deverá ter um cadastro de perfis e uma vitrine de tarefas com a possibilidade de adesão, para tanto serão necessárias as seguintes funcionalidades:</text:span></text:p>
      <text:p text:style-name="P1"/>
      <text:list xml:id="list9212693407962995283" text:style-name="L1">
        <text:list-item>
          <text:p text:style-name="P2">Publicação de tarefas;</text:p>
        </text:list-item>
        <text:list-item>
          <text:p text:style-name="P2">Cadastro de desenvolvedores, criação de perfil;</text:p>
        </text:list-item>
        <text:list-item>
          <text:p text:style-name="P2">Lista de interessados no dese<text:span text:style-name="T1">n</text:span>volvimento;</text:p>
        </text:list-item>
        <text:list-item>
          <text:p text:style-name="P2">Escolha do desenvolvedor (por parte de quem publicou a tarefa);</text:p>
        </text:list-item>
        <text:list-item>
          <text:p text:style-name="P2">Fases de desenvolvimento, troca de informações entre as partes;</text:p>
        </text:list-item>
        <text:list-item>
          <text:p text:style-name="P2">Entrega;</text:p>
        </text:list-item>
        <text:list-item>
          <text:p text:style-name="P2">Validação;</text:p>
        </text:list-item>
        <text:list-item>
          <text:p text:style-name="P2">Pagamento;</text:p>
        </text:list-item>
        <text:list-item>
          <text:p text:style-name="P2">Avaliação.</text:p>
        </text:list-item>
      </text:list>
      <text:p text:style-name="P1"/>
      <text:p text:style-name="P3">O público-alvo da aplicação serão <text:span text:style-name="T2">dese</text:span>n<text:span text:style-name="T2">volvedores em geral ou empresas que necessi</text:span>t<text:span text:style-name="T2">em de freelancers.</text:span> A aplicação não pretende ser:</text:p>
      <text:p text:style-name="P3"/>
      <text:list xml:id="list4059889269295107889" text:style-name="L3">
        <text:list-item>
          <text:p text:style-name="P4">Meio de comunicação aberto como <text:span text:style-name="T3">S</text:span>tack<text:span text:style-name="T3">O</text:span>verflow (A troca será de produto e não de informações);</text:p>
        </text:list-item>
        <text:list-item>
          <text:p text:style-name="P4">Agência de empregos (o profissional não sera contratado, somente desenvolverá o que for solicitado);</text:p>
        </text:list-item>
      </text:list>
      <text:p text:style-name="P3"/>
      <text:p text:style-name="P3"/>
      <text:p text:style-name="P8">Lista de stakeholders: </text:p>
      <text:p text:style-name="P5"/>
      <text:p text:style-name="P5">Consumidor (postar a tarefa) </text:p>
      <text:list xml:id="list8051333902588637741" text:style-name="L4">
        <text:list-item>
          <text:p text:style-name="P6">Requisitos</text:p>
          <text:list>
            <text:list-item>
              <text:p text:style-name="P6">Publicar tarefas;</text:p>
            </text:list-item>
            <text:list-item>
              <text:p text:style-name="P6">Gerenciar interessados;</text:p>
            </text:list-item>
            <text:list-item>
              <text:p text:style-name="P6">Escolha do desenvolvedor;</text:p>
            </text:list-item>
            <text:list-item>
              <text:p text:style-name="P6">Acompanhamento do desenvolvimento;</text:p>
            </text:list-item>
            <text:list-item>
              <text:p text:style-name="P6">Validação;</text:p>
            </text:list-item>
            <text:list-item>
              <text:p text:style-name="P6">Pagamento;</text:p>
            </text:list-item>
            <text:list-item>
              <text:p text:style-name="P6">Avaliação do desenvolvedor.</text:p>
            </text:list-item>
          </text:list>
        </text:list-item>
        <text:list-item>
          <text:p text:style-name="P6">Influência: Alta;</text:p>
        </text:list-item>
        <text:list-item>
          <text:p text:style-name="P6">Interesse: Alto;</text:p>
          <text:p text:style-name="P6"/>
        </text:list-item>
      </text:list>
      <text:p text:style-name="P5">Desenvolvedor (realizar a tarefa)</text:p>
      <text:list xml:id="list6598365775239884226" text:style-name="L5">
        <text:list-item>
          <text:p text:style-name="P7">Requisitos</text:p>
          <text:list>
            <text:list-item>
              <text:p text:style-name="P7">Busca de tarefas;</text:p>
            </text:list-item>
            <text:list-item>
              <text:p text:style-name="P7">Criação de perfil;</text:p>
            </text:list-item>
            <text:list-item>
              <text:p text:style-name="P7">Comunicação com o solicitante;</text:p>
            </text:list-item>
            <text:list-item>
              <text:p text:style-name="P7">Receber o pagamento após validação;</text:p>
            </text:list-item>
            <text:list-item>
              <text:p text:style-name="P7">Avaliação do consumidor.</text:p>
            </text:list-item>
          </text:list>
        </text:list-item>
        <text:list-item>
          <text:p text:style-name="P7">Influência: Alta;</text:p>
        </text:list-item>
        <text:list-item>
          <text:p text:style-name="P7">Interesse: Alto;</text:p>
          <text:list>
            <text:list-header>
              <text:p text:style-name="P7"><text:soft-pag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1:09:33.247352454</meta:creation-date>
    <dc:date>2017-08-17T11:34:57.660540953</dc:date>
    <meta:editing-duration>PT9M44S</meta:editing-duration>
    <meta:editing-cycles>1</meta:editing-cycles>
    <meta:document-statistic meta:table-count="0" meta:image-count="0" meta:object-count="0" meta:page-count="2" meta:paragraph-count="37" meta:word-count="251" meta:character-count="1618" meta:non-whitespace-character-count="1431"/>
    <meta:generator>LibreOffice/4.2.8.2$Linux_X86_64 LibreOffice_project/420m0$Build-2</meta:generator>
  </office:meta>
</office:document-meta>
</file>